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text:tab/>============================================</text:span></text:p>
      <text:p text:style-name="P1"><text:span text:style-name="T1"><text:tab/><text:tab/><text:tab/><text:tab/><text:tab/><text:tab/>2) bytes</text:span></text:p>
      <text:p text:style-name="P1"><text:span text:style-name="T1"><text:tab/><text:tab/>============================================</text:span></text:p>
      <text:p text:style-name="P1"><text:span text:style-name="T1">Properties:</text:span></text:p>
      <text:p text:style-name="P1"><text:span text:style-name="T1">-------------------</text:span></text:p>
      <text:p text:style-name="P1"><text:span text:style-name="T1">=&gt;'bytes' is one of the pre-defined class and treated as Sequence Data Type.</text:span></text:p>
      <text:p text:style-name="P1"><text:span text:style-name="T1">=&gt;The real time implementation or the purpose of bytes data type is that "To send the data </text:span></text:p>
      <text:p text:style-name="P1"><text:span text:style-name="T1"><text:s text:c="4"/>between to devices in the for form cipher Text / Encrypted format(End-to-End Encryption)".</text:span></text:p>
      <text:p text:style-name="P1"><text:span text:style-name="T1">=&gt;To achieve the real time implementation or the purpose of bytes, the bytes data type stores </text:span></text:p>
      <text:p text:style-name="P1"><text:span text:style-name="T1"><text:s text:c="5"/>the Numerical Possitive Integer values <text:s/>from the range (0,256) only.</text:span></text:p>
      <text:p text:style-name="P1"><text:span text:style-name="T1">=&gt;bytes data type does not contain any symbolic notation for storing data directly but we can </text:span></text:p>
      <text:p text:style-name="P1"><text:span text:style-name="T1"><text:s text:c="4"/>convert other type of values into bytes by using <text:s/>bytes().</text:span></text:p>
      <text:p text:style-name="P1"><text:span text:style-name="T1"><text:tab/><text:tab/>Syntax:</text:span></text:p>
      <text:p text:style-name="P1"><text:span text:style-name="T1"><text:tab/><text:tab/>----------- <text:s text:c="7"/>varname=bytes(object)</text:span></text:p>
      <text:p text:style-name="P1"><text:span text:style-name="T1"><text:tab/><text:tab/>here varname is of type &lt;class,'bytes'&gt;</text:span></text:p>
      <text:p text:style-name="P1"><text:span text:style-name="T1"><text:tab/></text:span></text:p>
      <text:p text:style-name="P1"><text:span text:style-name="T1">=&gt;An object bytes data type allows us to perform Indexing and Slicing Operations.</text:span></text:p>
      <text:p text:style-name="P1"><text:span text:style-name="T1">=&gt;An object of bytes maintains Insertion Order ( In whichever Order, we insert the data, In the </text:span></text:p>
      <text:p text:style-name="P1"><text:span text:style-name="T1"><text:s text:c="3"/>same order the data will be displayed )</text:span></text:p>
      <text:p text:style-name="P1"><text:span text:style-name="T1">=&gt;An object bytes <text:s/>belongs to <text:s/>immutable</text:span></text:p>
      <text:p text:style-name="P1"><text:span text:style-name="T1">-----------------------------------------------------------------------------------------------------------------------</text:span></text:p>
      <text:p text:style-name="P1"><text:span text:style-name="T1">Examples:</text:span></text:p>
      <text:p text:style-name="P1"><text:span text:style-name="T1">-----------------------------------------------------------------------------------------------------------------------</text:span></text:p>
      <text:p text:style-name="P1"><text:span text:style-name="T1">&gt;&gt;&gt; l=[10,20,30,256,0,45]</text:span></text:p>
      <text:p text:style-name="P1"><text:span text:style-name="T1">&gt;&gt;&gt; print(l,type(l))-------------[10, 20, 30, 256, 0, 45] &lt;class 'list'&gt;</text:span></text:p>
      <text:p text:style-name="P1"><text:soft-page-break/><text:span text:style-name="T1">&gt;&gt;&gt; b=bytes(l)--------------ValueError: bytes must be in range(0, 256)</text:span></text:p>
      <text:p text:style-name="P1"><text:span text:style-name="T1">&gt;&gt;&gt; l=[-10,20,30,255,0,45]</text:span></text:p>
      <text:p text:style-name="P1"><text:span text:style-name="T1">&gt;&gt;&gt; print(l,type(l))------------[-10, 20, 30, 255, 0, 45] &lt;class 'list'&gt;</text:span></text:p>
      <text:p text:style-name="P1"><text:span text:style-name="T1">&gt;&gt;&gt; b=bytes(l)-----------ValueError: bytes must be in range(0, 256)</text:span></text:p>
      <text:p text:style-name="P1"><text:span text:style-name="T1">--------------------------------------------</text:span></text:p>
      <text:p text:style-name="P1"><text:span text:style-name="T1">&gt;&gt;&gt; l=[10,20,30,255,0,45]</text:span></text:p>
      <text:p text:style-name="P1"><text:span text:style-name="T1">&gt;&gt;&gt; print(l,type(l))----------------[10, 20, 30, 255, 0, 45] &lt;class 'list'&gt;</text:span></text:p>
      <text:p text:style-name="P1"><text:span text:style-name="T1">&gt;&gt;&gt; b=bytes(l)</text:span></text:p>
      <text:p text:style-name="P1"><text:span text:style-name="T1">&gt;&gt;&gt; print(b,type(b))------------b'\n\x14\x1e\xff\x00-' &lt;class 'bytes'&gt;</text:span></text:p>
      <text:p text:style-name="P1"><text:span text:style-name="T1">&gt;&gt;&gt; b[0]-------------------10</text:span></text:p>
      <text:p text:style-name="P1"><text:span text:style-name="T1">&gt;&gt;&gt; b[-1]-----------------45</text:span></text:p>
      <text:p text:style-name="P1"><text:span text:style-name="T1">&gt;&gt;&gt; b[-5]----------------20</text:span></text:p>
      <text:p text:style-name="P1"><text:span text:style-name="T1">&gt;&gt;&gt; b[-50]--------------IndexError: index out of range</text:span></text:p>
      <text:p text:style-name="P1"><text:span text:style-name="T1">&gt;&gt;&gt; b[0:4]---------------b'\n\x14\x1e\xff'</text:span></text:p>
      <text:p text:style-name="P1"><text:span text:style-name="T1">&gt;&gt;&gt; for k in b:</text:span></text:p>
      <text:p text:style-name="P1"><text:span text:style-name="T1">... <text:s text:c="4"/>print(k)</text:span></text:p>
      <text:p text:style-name="P1"><text:span text:style-name="T1">...</text:span></text:p>
      <text:p text:style-name="P1"><text:span text:style-name="T1"><text:tab/><text:tab/><text:tab/>10</text:span></text:p>
      <text:p text:style-name="P1"><text:span text:style-name="T1"><text:tab/><text:tab/><text:tab/>20</text:span></text:p>
      <text:p text:style-name="P1"><text:span text:style-name="T1"><text:tab/><text:tab/><text:tab/>30</text:span></text:p>
      <text:p text:style-name="P1"><text:span text:style-name="T1"><text:tab/><text:tab/><text:tab/>255</text:span></text:p>
      <text:p text:style-name="P1"><text:span text:style-name="T1"><text:tab/><text:tab/><text:tab/>0</text:span></text:p>
      <text:p text:style-name="P1"><text:span text:style-name="T1"><text:tab/><text:tab/><text:tab/>45</text:span></text:p>
      <text:p text:style-name="P1"><text:span text:style-name="T1">&gt;&gt;&gt; for k in b[0:4]:</text:span></text:p>
      <text:p text:style-name="P1"><text:span text:style-name="T1">... <text:s text:c="4"/>print(k)</text:span></text:p>
      <text:p text:style-name="P1"><text:span text:style-name="T1"><text:tab/><text:tab/><text:tab/>...</text:span></text:p>
      <text:p text:style-name="P1"><text:soft-page-break/><text:span text:style-name="T1"><text:tab/><text:tab/><text:tab/>10</text:span></text:p>
      <text:p text:style-name="P1"><text:span text:style-name="T1"><text:tab/><text:tab/><text:tab/>20</text:span></text:p>
      <text:p text:style-name="P1"><text:span text:style-name="T1"><text:tab/><text:tab/><text:tab/>30</text:span></text:p>
      <text:p text:style-name="P1"><text:span text:style-name="T1"><text:tab/><text:tab/><text:tab/>255</text:span></text:p>
      <text:p text:style-name="P1"><text:span text:style-name="T1">&gt;&gt;&gt; for k in b[::-1]:</text:span></text:p>
      <text:p text:style-name="P1"><text:span text:style-name="T1">... <text:s text:c="4"/>print(k)</text:span></text:p>
      <text:p text:style-name="P1"><text:span text:style-name="T1"><text:tab/><text:tab/><text:tab/><text:tab/>...</text:span></text:p>
      <text:p text:style-name="P1"><text:span text:style-name="T1"><text:tab/><text:tab/><text:tab/><text:tab/>45</text:span></text:p>
      <text:p text:style-name="P1"><text:span text:style-name="T1"><text:tab/><text:tab/><text:tab/><text:tab/>0</text:span></text:p>
      <text:p text:style-name="P1"><text:span text:style-name="T1"><text:tab/><text:tab/><text:tab/><text:tab/>255</text:span></text:p>
      <text:p text:style-name="P1"><text:span text:style-name="T1"><text:tab/><text:tab/><text:tab/><text:tab/>30</text:span></text:p>
      <text:p text:style-name="P1"><text:span text:style-name="T1"><text:tab/><text:tab/><text:tab/><text:tab/>20</text:span></text:p>
      <text:p text:style-name="P1"><text:span text:style-name="T1"><text:tab/><text:tab/><text:tab/><text:tab/>10</text:span></text:p>
      <text:p text:style-name="P1"><text:span text:style-name="T1">-----------------------------------------------------------------------------------------</text:span></text:p>
      <text:p text:style-name="P1"><text:span text:style-name="T1">&gt;&gt;&gt; l1=[10,20,30,40]</text:span></text:p>
      <text:p text:style-name="P1"><text:span text:style-name="T1">&gt;&gt;&gt; b1=bytes(l1)</text:span></text:p>
      <text:p text:style-name="P1"><text:span text:style-name="T1">&gt;&gt;&gt; print(b1,type(b1),id(b1))----------------b'\n\x14\x1e(' &lt;class 'bytes'&gt; 2465659515648</text:span></text:p>
      <text:p text:style-name="P1"><text:span text:style-name="T1">&gt;&gt;&gt; b1[0]------------------------10</text:span></text:p>
      <text:p text:style-name="P1"><text:span text:style-name="T1">&gt;&gt;&gt; for k in b1:</text:span></text:p>
      <text:p text:style-name="P1"><text:span text:style-name="T1">... <text:s text:c="4"/>print(k)</text:span></text:p>
      <text:p text:style-name="P1"><text:span text:style-name="T1"><text:tab/><text:tab/><text:tab/>...</text:span></text:p>
      <text:p text:style-name="P1"><text:span text:style-name="T1"><text:tab/><text:tab/><text:tab/>10</text:span></text:p>
      <text:p text:style-name="P1"><text:span text:style-name="T1"><text:tab/><text:tab/><text:tab/>20</text:span></text:p>
      <text:p text:style-name="P1"><text:span text:style-name="T1"><text:tab/><text:tab/><text:tab/>30</text:span></text:p>
      <text:p text:style-name="P1"><text:span text:style-name="T1"><text:tab/><text:tab/><text:tab/>40</text:span></text:p>
      <text:p text:style-name="P1"><text:span text:style-name="T1">&gt;&gt;&gt; b1[0]=125 <text:s/># Trying to Update the value of bytes object</text:span></text:p>
      <text:p text:style-name="P1"><text:soft-page-break/><text:span text:style-name="T1"><text:tab/><text:tab/><text:tab/>TypeError: 'bytes' object does not support item assignment</text:span></text:p>
      <text:p text:style-name="P1"><text:span text:style-name="T1">==================================X================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9" meta:word-count="324" meta:character-count="2763" meta:non-whitespace-character-count="2386"/>
    <meta:generator>LibreOfficeDev/6.0.5.2$Linux_X86_64 LibreOffice_project/</meta:generator>
  </office:meta>
</office:document-meta>
</file>